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lta lambda</text:p>
          </table:table-cell>
          <table:table-cell table:formula="of:=10^-15" office:value-type="float" office:value="1E-015" calcext:value-type="float">
            <text:p>1E-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lta beta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table:formula="of:=63.095*10^-12" office:value-type="float" office:value="0.000000000063095" calcext:value-type="float">
            <text:p>6.3095E-11</text:p>
          </table:table-cell>
          <table:table-cell table:formula="of:=71.08*10^-12" office:value-type="float" office:value="0.00000000007108" calcext:value-type="float">
            <text:p>7.108E-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7.1" calcext:value-type="float">
            <text:p>7.1</text:p>
          </table:table-cell>
          <table:table-cell table:formula="of:=[.$A7]*[.B$5]/SIN([.B7]/180*PI())" office:value-type="float" office:value="0.000000000574979688418974" calcext:value-type="float">
            <text:p>5.74979688418974E-10</text:p>
          </table:table-cell>
          <table:table-cell table:formula="of:=[.$A7]*[.C$5]/SIN([.C7]/180*PI())" office:value-type="float" office:value="0.00000000057507403531461" calcext:value-type="float">
            <text:p>5.7507403531461E-10</text:p>
          </table:table-cell>
          <table:table-cell table:formula="of:=[.$A7]*[.$C$2]/SIN([.B7]/180*PI()) + [.$A7]*[.B$5]/SIN([.B7]/180*PI())^2*COS([.B7]/180*PI())*[.$C$3]/180*PI()" office:value-type="float" office:value="0.00000000000909896370631861" calcext:value-type="float">
            <text:p>9.09896370631861E-12</text:p>
          </table:table-cell>
          <table:table-cell table:formula="of:=[.$A7]*[.$C$2]/SIN([.C7]/180*PI()) + [.$A7]*[.C$5]/SIN([.C7]/180*PI())^2*COS([.C7]/180*PI())*[.$C$3]/180*PI()" office:value-type="float" office:value="0.00000000000806622362298357" calcext:value-type="float">
            <text:p>8.06622362298357E-12</text:p>
          </table:table-cell>
          <table:table-cell/>
          <table:table-cell table:style-name="ce1" table:formula="of:=[.D7]*10^12" office:value-type="float" office:value="574.979688418974" calcext:value-type="float">
            <text:p>575.0</text:p>
          </table:table-cell>
          <table:table-cell table:style-name="ce1" table:formula="of:=[.E7]*10^12" office:value-type="float" office:value="575.07403531461" calcext:value-type="float">
            <text:p>575.1</text:p>
          </table:table-cell>
          <table:table-cell table:style-name="ce3" table:formula="of:=[.F7]*10^12" office:value-type="float" office:value="9.09896370631861" calcext:value-type="float">
            <text:p>9.0990</text:p>
          </table:table-cell>
          <table:table-cell table:style-name="ce3" table:formula="of:=[.G7]*10^12" office:value-type="float" office:value="8.06622362298357" calcext:value-type="float">
            <text:p>8.0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14.4" calcext:value-type="float">
            <text:p>14.4</text:p>
          </table:table-cell>
          <table:table-cell table:formula="of:=[.$A8]*[.B$5]/SIN([.B8]/180*PI())" office:value-type="float" office:value="0.000000000569581835832372" calcext:value-type="float">
            <text:p>5.69581835832372E-10</text:p>
          </table:table-cell>
          <table:table-cell table:formula="of:=[.$A8]*[.C$5]/SIN([.C8]/180*PI())" office:value-type="float" office:value="0.000000000571635628696728" calcext:value-type="float">
            <text:p>5.71635628696728E-10</text:p>
          </table:table-cell>
          <table:table-cell table:formula="of:=[.$A8]*[.$C$2]/SIN([.B8]/180*PI()) + [.$A8]*[.B$5]/SIN([.B8]/180*PI())^2*COS([.B8]/180*PI())*[.$C$3]/180*PI()" office:value-type="float" office:value="0.00000000000438460936643455" calcext:value-type="float">
            <text:p>4.38460936643455E-12</text:p>
          </table:table-cell>
          <table:table-cell table:formula="of:=[.$A8]*[.$C$2]/SIN([.C8]/180*PI()) + [.$A8]*[.C$5]/SIN([.C8]/180*PI())^2*COS([.C8]/180*PI())*[.$C$3]/180*PI()" office:value-type="float" office:value="0.00000000000389379742942901" calcext:value-type="float">
            <text:p>3.89379742942901E-12</text:p>
          </table:table-cell>
          <table:table-cell/>
          <table:table-cell table:style-name="ce1" table:formula="of:=[.D8]*10^12" office:value-type="float" office:value="569.581835832372" calcext:value-type="float">
            <text:p>569.6</text:p>
          </table:table-cell>
          <table:table-cell table:style-name="ce1" table:formula="of:=[.E8]*10^12" office:value-type="float" office:value="571.635628696728" calcext:value-type="float">
            <text:p>571.6</text:p>
          </table:table-cell>
          <table:table-cell table:style-name="ce3" table:formula="of:=[.F8]*10^12" office:value-type="float" office:value="4.38460936643455" calcext:value-type="float">
            <text:p>4.3846</text:p>
          </table:table-cell>
          <table:table-cell table:style-name="ce3" table:formula="of:=[.G8]*10^12" office:value-type="float" office:value="3.89379742942901" calcext:value-type="float">
            <text:p>3.8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" calcext:value-type="float">
            <text:p>19.4</text:p>
          </table:table-cell>
          <table:table-cell office:value-type="float" office:value="21.9" calcext:value-type="float">
            <text:p>21.9</text:p>
          </table:table-cell>
          <table:table-cell table:formula="of:=[.$A9]*[.B$5]/SIN([.B9]/180*PI())" office:value-type="float" office:value="0.000000000569858968526976" calcext:value-type="float">
            <text:p>5.69858968526976E-10</text:p>
          </table:table-cell>
          <table:table-cell table:formula="of:=[.$A9]*[.C$5]/SIN([.C9]/180*PI())" office:value-type="float" office:value="0.000000000571707734037266" calcext:value-type="float">
            <text:p>5.71707734037266E-10</text:p>
          </table:table-cell>
          <table:table-cell table:formula="of:=[.$A9]*[.$C$2]/SIN([.B9]/180*PI()) + [.$A9]*[.B$5]/SIN([.B9]/180*PI())^2*COS([.B9]/180*PI())*[.$C$3]/180*PI()" office:value-type="float" office:value="0.00000000000283332748355421" calcext:value-type="float">
            <text:p>2.83332748355421E-12</text:p>
          </table:table-cell>
          <table:table-cell table:formula="of:=[.$A9]*[.$C$2]/SIN([.C9]/180*PI()) + [.$A9]*[.C$5]/SIN([.C9]/180*PI())^2*COS([.C9]/180*PI())*[.$C$3]/180*PI()" office:value-type="float" office:value="0.00000000000249019397862645" calcext:value-type="float">
            <text:p>2.49019397862645E-12</text:p>
          </table:table-cell>
          <table:table-cell/>
          <table:table-cell table:style-name="ce1" table:formula="of:=[.D9]*10^12" office:value-type="float" office:value="569.858968526976" calcext:value-type="float">
            <text:p>569.9</text:p>
          </table:table-cell>
          <table:table-cell table:style-name="ce1" table:formula="of:=[.E9]*10^12" office:value-type="float" office:value="571.707734037266" calcext:value-type="float">
            <text:p>571.7</text:p>
          </table:table-cell>
          <table:table-cell table:style-name="ce3" table:formula="of:=[.F9]*10^12" office:value-type="float" office:value="2.83332748355421" calcext:value-type="float">
            <text:p>2.8333</text:p>
          </table:table-cell>
          <table:table-cell table:style-name="ce3" table:formula="of:=[.G9]*10^12" office:value-type="float" office:value="2.49019397862645" calcext:value-type="float">
            <text:p>2.4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4" calcext:value-type="float">
            <text:p>26.4</text:p>
          </table:table-cell>
          <table:table-cell office:value-type="float" office:value="29.9" calcext:value-type="float">
            <text:p>29.9</text:p>
          </table:table-cell>
          <table:table-cell table:formula="of:=[.$A10]*[.B$5]/SIN([.B10]/180*PI())" office:value-type="float" office:value="0.00000000056761140776725" calcext:value-type="float">
            <text:p>5.6761140776725E-10</text:p>
          </table:table-cell>
          <table:table-cell table:formula="of:=[.$A10]*[.C$5]/SIN([.C10]/180*PI())" office:value-type="float" office:value="0.000000000570365080875222" calcext:value-type="float">
            <text:p>5.70365080875222E-10</text:p>
          </table:table-cell>
          <table:table-cell table:formula="of:=[.$A10]*[.$C$2]/SIN([.B10]/180*PI()) + [.$A10]*[.B$5]/SIN([.B10]/180*PI())^2*COS([.B10]/180*PI())*[.$C$3]/180*PI()" office:value-type="float" office:value="0.00000000000200468548325561" calcext:value-type="float">
            <text:p>2.00468548325561E-12</text:p>
          </table:table-cell>
          <table:table-cell table:formula="of:=[.$A10]*[.$C$2]/SIN([.C10]/180*PI()) + [.$A10]*[.C$5]/SIN([.C10]/180*PI())^2*COS([.C10]/180*PI())*[.$C$3]/180*PI()" office:value-type="float" office:value="0.0000000000017392081100755" calcext:value-type="float">
            <text:p>1.7392081100755E-12</text:p>
          </table:table-cell>
          <table:table-cell/>
          <table:table-cell table:style-name="ce1" table:formula="of:=[.D10]*10^12" office:value-type="float" office:value="567.61140776725" calcext:value-type="float">
            <text:p>567.6</text:p>
          </table:table-cell>
          <table:table-cell table:style-name="ce1" table:formula="of:=[.E10]*10^12" office:value-type="float" office:value="570.365080875222" calcext:value-type="float">
            <text:p>570.4</text:p>
          </table:table-cell>
          <table:table-cell table:style-name="ce3" table:formula="of:=[.F10]*10^12" office:value-type="float" office:value="2.00468548325561" calcext:value-type="float">
            <text:p>2.0047</text:p>
          </table:table-cell>
          <table:table-cell table:style-name="ce3" table:formula="of:=[.G10]*10^12" office:value-type="float" office:value="1.7392081100755" calcext:value-type="float">
            <text:p>1.7392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.2</text:p>
          </table:table-cell>
          <table:table-cell table:formula="of:=[.$A16]*[.B$5]/SIN([.B16]/180*PI())" office:value-type="float" office:value="0.000000000403331836010521" calcext:value-type="float">
            <text:p>4.03331836010521E-10</text:p>
          </table:table-cell>
          <table:table-cell table:formula="of:=[.$A16]*[.C$5]/SIN([.C16]/180*PI())" office:value-type="float" office:value="0.00000000040138975200078" calcext:value-type="float">
            <text:p>4.0138975200078E-10</text:p>
          </table:table-cell>
          <table:table-cell table:formula="of:=[.$A16]*[.$C$2]/SIN([.B16]/180*PI()) + [.$A16]*[.B$5]/SIN([.B16]/180*PI())^2*COS([.B16]/180*PI())*[.$C$3]/180*PI()" office:value-type="float" office:value="0.00000000000445093795407579" calcext:value-type="float">
            <text:p>4.45093795407579E-12</text:p>
          </table:table-cell>
          <table:table-cell table:formula="of:=[.$A16]*[.$C$2]/SIN([.C16]/180*PI()) + [.$A16]*[.C$5]/SIN([.C16]/180*PI())^2*COS([.C16]/180*PI())*[.$C$3]/180*PI()" office:value-type="float" office:value="0.00000000000389918065524864" calcext:value-type="float">
            <text:p>3.89918065524864E-12</text:p>
          </table:table-cell>
          <table:table-cell/>
          <table:table-cell table:style-name="ce1" table:formula="of:=[.D16]*10^12" office:value-type="float" office:value="403.331836010521" calcext:value-type="float">
            <text:p>403.3</text:p>
          </table:table-cell>
          <table:table-cell table:style-name="ce1" table:formula="of:=[.E16]*10^12" office:value-type="float" office:value="401.38975200078" calcext:value-type="float">
            <text:p>401.4</text:p>
          </table:table-cell>
          <table:table-cell table:style-name="ce3" table:formula="of:=[.F16]*10^12" office:value-type="float" office:value="4.45093795407579" calcext:value-type="float">
            <text:p>4.4509</text:p>
          </table:table-cell>
          <table:table-cell table:style-name="ce3" table:formula="of:=[.G16]*10^12" office:value-type="float" office:value="3.89918065524864" calcext:value-type="float">
            <text:p>3.8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office:value-type="float" office:value="20.6" calcext:value-type="float">
            <text:p>20.6</text:p>
          </table:table-cell>
          <table:table-cell table:formula="of:=[.$A17]*[.B$5]/SIN([.B17]/180*PI())" office:value-type="float" office:value="0.000000000401888636499915" calcext:value-type="float">
            <text:p>4.01888636499915E-10</text:p>
          </table:table-cell>
          <table:table-cell table:formula="of:=[.$A17]*[.C$5]/SIN([.C17]/180*PI())" office:value-type="float" office:value="0.000000000404045401232551" calcext:value-type="float">
            <text:p>4.04045401232551E-10</text:p>
          </table:table-cell>
          <table:table-cell table:formula="of:=[.$A17]*[.$C$2]/SIN([.B17]/180*PI()) + [.$A17]*[.B$5]/SIN([.B17]/180*PI())^2*COS([.B17]/180*PI())*[.$C$3]/180*PI()" office:value-type="float" office:value="0.0000000000021272918979481" calcext:value-type="float">
            <text:p>2.1272918979481E-12</text:p>
          </table:table-cell>
          <table:table-cell table:formula="of:=[.$A17]*[.$C$2]/SIN([.C17]/180*PI()) + [.$A17]*[.C$5]/SIN([.C17]/180*PI())^2*COS([.C17]/180*PI())*[.$C$3]/180*PI()" office:value-type="float" office:value="0.00000000000188181797278206" calcext:value-type="float">
            <text:p>1.88181797278206E-12</text:p>
          </table:table-cell>
          <table:table-cell/>
          <table:table-cell table:style-name="ce1" table:formula="of:=[.D17]*10^12" office:value-type="float" office:value="401.888636499915" calcext:value-type="float">
            <text:p>401.9</text:p>
          </table:table-cell>
          <table:table-cell table:style-name="ce1" table:formula="of:=[.E17]*10^12" office:value-type="float" office:value="404.045401232551" calcext:value-type="float">
            <text:p>404.0</text:p>
          </table:table-cell>
          <table:table-cell table:style-name="ce3" table:formula="of:=[.F17]*10^12" office:value-type="float" office:value="2.1272918979481" calcext:value-type="float">
            <text:p>2.1273</text:p>
          </table:table-cell>
          <table:table-cell table:style-name="ce3" table:formula="of:=[.G17]*10^12" office:value-type="float" office:value="1.88181797278206" calcext:value-type="float">
            <text:p>1.8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1.8" calcext:value-type="float">
            <text:p>31.8</text:p>
          </table:table-cell>
          <table:table-cell table:formula="of:=[.$A18]*[.B$5]/SIN([.B18]/180*PI())" office:value-type="float" office:value="0.000000000403187360011252" calcext:value-type="float">
            <text:p>4.03187360011252E-10</text:p>
          </table:table-cell>
          <table:table-cell table:formula="of:=[.$A18]*[.C$5]/SIN([.C18]/180*PI())" office:value-type="float" office:value="0.000000000404663924037523" calcext:value-type="float">
            <text:p>4.04663924037523E-10</text:p>
          </table:table-cell>
          <table:table-cell table:formula="of:=[.$A18]*[.$C$2]/SIN([.B18]/180*PI()) + [.$A18]*[.B$5]/SIN([.B18]/180*PI())^2*COS([.B18]/180*PI())*[.$C$3]/180*PI()" office:value-type="float" office:value="0.00000000000132984739692234" calcext:value-type="float">
            <text:p>1.32984739692234E-12</text:p>
          </table:table-cell>
          <table:table-cell table:formula="of:=[.$A18]*[.$C$2]/SIN([.C18]/180*PI()) + [.$A18]*[.C$5]/SIN([.C18]/180*PI())^2*COS([.C18]/180*PI())*[.$C$3]/180*PI()" office:value-type="float" office:value="0.00000000000114479285266783" calcext:value-type="float">
            <text:p>1.14479285266783E-12</text:p>
          </table:table-cell>
          <table:table-cell/>
          <table:table-cell table:style-name="ce1" table:formula="of:=[.D18]*10^12" office:value-type="float" office:value="403.187360011252" calcext:value-type="float">
            <text:p>403.2</text:p>
          </table:table-cell>
          <table:table-cell table:style-name="ce1" table:formula="of:=[.E18]*10^12" office:value-type="float" office:value="404.663924037523" calcext:value-type="float">
            <text:p>404.7</text:p>
          </table:table-cell>
          <table:table-cell table:style-name="ce3" table:formula="of:=[.F18]*10^12" office:value-type="float" office:value="1.32984739692234" calcext:value-type="float">
            <text:p>1.3298</text:p>
          </table:table-cell>
          <table:table-cell table:style-name="ce3" table:formula="of:=[.G18]*10^12" office:value-type="float" office:value="1.14479285266783" calcext:value-type="float">
            <text:p>1.1448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aCl</text:p>
          </table:table-cell>
          <table:table-cell table:formula="of:=AVERAGE([.I7:.J10])" office:value-type="float" office:value="571.351797433675" calcext:value-type="float">
            <text:p>571.3517974336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dab</text:p>
          </table:table-cell>
          <table:table-cell table:formula="of:=COM.MICROSOFT.STDEV.S([.I7:.J10])" office:value-type="float" office:value="2.60629253739409" calcext:value-type="float">
            <text:p>2.6062925373940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LiF</text:p>
          </table:table-cell>
          <table:table-cell table:formula="of:=AVERAGE([.I16:.J18])" office:value-type="float" office:value="403.084484965424" calcext:value-type="float">
            <text:p>403.0844849654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tdab</text:p>
          </table:table-cell>
          <table:table-cell table:formula="of:=COM.MICROSOFT.STDEV.S([.I16:.J18])" office:value-type="float" office:value="1.24835307853024" calcext:value-type="float">
            <text:p>1.248353078530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4:59:39.038187737</meta:creation-date>
    <dc:date>2021-06-05T15:33:33.511817085</dc:date>
    <meta:editing-duration>PT10M53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